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113.95pt"/>
    </style:style>
    <style:style style:name="co8" style:family="table-column">
      <style:table-column-properties fo:break-before="auto" style:column-width="134.5pt"/>
    </style:style>
    <style:style style:name="co9" style:family="table-column">
      <style:table-column-properties fo:break-before="auto" style:column-width="269.04pt"/>
    </style:style>
    <style:style style:name="co10" style:family="table-column">
      <style:table-column-properties fo:break-before="auto" style:column-width="32.29pt"/>
    </style:style>
    <style:style style:name="co11" style:family="table-column">
      <style:table-column-properties fo:break-before="auto" style:column-width="23.5pt"/>
    </style:style>
    <style:style style:name="co12" style:family="table-column">
      <style:table-column-properties fo:break-before="auto" style:column-width="40.39pt"/>
    </style:style>
    <style:style style:name="co13" style:family="table-column">
      <style:table-column-properties fo:break-before="auto" style:column-width="234.51pt"/>
    </style:style>
    <style:style style:name="co14" style:family="table-column">
      <style:table-column-properties fo:break-before="auto" style:column-width="111.74pt"/>
    </style:style>
    <style:style style:name="co15" style:family="table-column">
      <style:table-column-properties fo:break-before="auto" style:column-width="80.11pt"/>
    </style:style>
    <style:style style:name="co16" style:family="table-column">
      <style:table-column-properties fo:break-before="auto" style:column-width="60.21pt"/>
    </style:style>
    <style:style style:name="co17" style:family="table-column">
      <style:table-column-properties fo:break-before="auto" style:column-width="57.86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58.65pt"/>
    </style:style>
    <style:style style:name="co20" style:family="table-column">
      <style:table-column-properties fo:break-before="auto" style:column-width="54pt"/>
    </style:style>
    <style:style style:name="co21" style:family="table-column">
      <style:table-column-properties fo:break-before="auto" style:column-width="66.9pt"/>
    </style:style>
    <style:style style:name="co22" style:family="table-column">
      <style:table-column-properties fo:break-before="auto" style:column-width="385.2pt"/>
    </style:style>
    <style:style style:name="co23" style:family="table-column">
      <style:table-column-properties fo:break-before="auto" style:column-width="42.6pt"/>
    </style:style>
    <style:style style:name="co24" style:family="table-column">
      <style:table-column-properties fo:break-before="auto" style:column-width="277pt"/>
    </style:style>
    <style:style style:name="co25" style:family="table-column">
      <style:table-column-properties fo:break-before="auto" style:column-width="33.96pt"/>
    </style:style>
    <style:style style:name="co26" style:family="table-column">
      <style:table-column-properties fo:break-before="auto" style:column-width="297.01pt"/>
    </style:style>
    <style:style style:name="co27" style:family="table-column">
      <style:table-column-properties fo:break-before="auto" style:column-width="39.34pt"/>
    </style:style>
    <style:style style:name="co28" style:family="table-column">
      <style:table-column-properties fo:break-before="auto" style:column-width="30.84pt"/>
    </style:style>
    <style:style style:name="co29" style:family="table-column">
      <style:table-column-properties fo:break-before="auto" style:column-width="34.7pt"/>
    </style:style>
    <style:style style:name="co30" style:family="table-column">
      <style:table-column-properties fo:break-before="auto" style:column-width="263.2pt"/>
    </style:style>
    <style:style style:name="co31" style:family="table-column">
      <style:table-column-properties fo:break-before="auto" style:column-width="66.36pt"/>
    </style:style>
    <style:style style:name="co32" style:family="table-column">
      <style:table-column-properties fo:break-before="auto" style:column-width="48.61pt"/>
    </style:style>
    <style:style style:name="co33" style:family="table-column">
      <style:table-column-properties fo:break-before="auto" style:column-width="51.7pt"/>
    </style:style>
    <style:style style:name="co34" style:family="table-column">
      <style:table-column-properties fo:break-before="auto" style:column-width="47.85pt"/>
    </style:style>
    <style:style style:name="co35" style:family="table-column">
      <style:table-column-properties fo:break-before="auto" style:column-width="49.24pt"/>
    </style:style>
    <style:style style:name="co36" style:family="table-column">
      <style:table-column-properties fo:break-before="auto" style:column-width="46.29pt"/>
    </style:style>
    <style:style style:name="co37" style:family="table-column">
      <style:table-column-properties fo:break-before="auto" style:column-width="45.5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4.79pt"/>
    </style:style>
    <style:style style:name="co41" style:family="table-column">
      <style:table-column-properties fo:break-before="auto" style:column-width="135.04pt"/>
    </style:style>
    <style:style style:name="co42" style:family="table-column">
      <style:table-column-properties fo:break-before="auto" style:column-width="41.16pt"/>
    </style:style>
    <style:style style:name="co43" style:family="table-column">
      <style:table-column-properties fo:break-before="auto" style:column-width="91.84pt"/>
    </style:style>
    <style:style style:name="co44" style:family="table-column">
      <style:table-column-properties fo:break-before="auto" style:column-width="106.61pt"/>
    </style:style>
    <style:style style:name="co45" style:family="table-column">
      <style:table-column-properties fo:break-before="auto" style:column-width="84.05pt"/>
    </style:style>
    <style:style style:name="co46" style:family="table-column">
      <style:table-column-properties fo:break-before="auto" style:column-width="50.71pt"/>
    </style:style>
    <style:style style:name="co47" style:family="table-column">
      <style:table-column-properties fo:break-before="auto" style:column-width="49.95pt"/>
    </style:style>
    <style:style style:name="co48" style:family="table-column">
      <style:table-column-properties fo:break-before="auto" style:column-width="52.89pt"/>
    </style:style>
    <style:style style:name="co49" style:family="table-column">
      <style:table-column-properties fo:break-before="auto" style:column-width="55.11pt"/>
    </style:style>
    <style:style style:name="co50" style:family="table-column">
      <style:table-column-properties fo:break-before="auto" style:column-width="121.29pt"/>
    </style:style>
    <style:style style:name="co51" style:family="table-column">
      <style:table-column-properties fo:break-before="auto" style:column-width="40.9pt"/>
    </style:style>
    <style:style style:name="co52" style:family="table-column">
      <style:table-column-properties fo:break-before="auto" style:column-width="102.9pt"/>
    </style:style>
    <style:style style:name="co53" style:family="table-column">
      <style:table-column-properties fo:break-before="auto" style:column-width="211.49pt"/>
    </style:style>
    <style:style style:name="co54" style:family="table-column">
      <style:table-column-properties fo:break-before="auto" style:column-width="96.04pt"/>
    </style:style>
    <style:style style:name="co55" style:family="table-column">
      <style:table-column-properties fo:break-before="auto" style:column-width="52.44pt"/>
    </style:style>
    <style:style style:name="co56" style:family="table-column">
      <style:table-column-properties fo:break-before="auto" style:column-width="53.26pt"/>
    </style:style>
    <style:style style:name="co57" style:family="table-column">
      <style:table-column-properties fo:break-before="auto" style:column-width="50.94pt"/>
    </style:style>
    <style:style style:name="co58" style:family="table-column">
      <style:table-column-properties fo:break-before="auto" style:column-width="49.69pt"/>
    </style:style>
    <style:style style:name="co59" style:family="table-column">
      <style:table-column-properties fo:break-before="auto" style:column-width="52.3pt"/>
    </style:style>
    <style:style style:name="co60" style:family="table-column">
      <style:table-column-properties fo:break-before="auto" style:column-width="57.09pt"/>
    </style:style>
    <style:style style:name="co61" style:family="table-column">
      <style:table-column-properties fo:break-before="auto" style:column-width="189.89pt"/>
    </style:style>
    <style:style style:name="co62" style:family="table-column">
      <style:table-column-properties fo:break-before="auto" style:column-width="33.14pt"/>
    </style:style>
    <style:style style:name="co63" style:family="table-column">
      <style:table-column-properties fo:break-before="auto" style:column-width="37.45pt"/>
    </style:style>
    <style:style style:name="co64" style:family="table-column">
      <style:table-column-properties fo:break-before="auto" style:column-width="240.41pt"/>
    </style:style>
    <style:style style:name="co65" style:family="table-column">
      <style:table-column-properties fo:break-before="auto" style:column-width="138.16pt"/>
    </style:style>
    <style:style style:name="co66" style:family="table-column">
      <style:table-column-properties fo:break-before="auto" style:column-width="40.11pt"/>
    </style:style>
    <style:style style:name="co67" style:family="table-column">
      <style:table-column-properties fo:break-before="auto" style:column-width="159pt"/>
    </style:style>
    <style:style style:name="co68" style:family="table-column">
      <style:table-column-properties fo:break-before="auto" style:column-width="104.94pt"/>
    </style:style>
    <style:style style:name="co69" style:family="table-column">
      <style:table-column-properties fo:break-before="auto" style:column-width="248.46pt"/>
    </style:style>
    <style:style style:name="co70" style:family="table-column">
      <style:table-column-properties fo:break-before="auto" style:column-width="245.54pt"/>
    </style:style>
    <style:style style:name="co71" style:family="table-column">
      <style:table-column-properties fo:break-before="auto" style:column-width="94.11pt"/>
    </style:style>
    <style:style style:name="co72" style:family="table-column">
      <style:table-column-properties fo:break-before="auto" style:column-width="125.69pt"/>
    </style:style>
    <style:style style:name="co73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3.55pt" fo:break-before="auto" style:use-optimal-row-height="false"/>
    </style:style>
    <style:style style:name="ro11" style:family="table-row">
      <style:table-row-properties style:row-height="24.15pt" fo:break-before="auto" style:use-optimal-row-height="true"/>
    </style:style>
    <style:style style:name="ro12" style:family="table-row">
      <style:table-row-properties style:row-height="13.29pt" fo:break-before="auto" style:use-optimal-row-height="true"/>
    </style:style>
    <style:style style:name="ro13" style:family="table-row">
      <style:table-row-properties style:row-height="7.46pt" fo:break-before="auto" style:use-optimal-row-height="false"/>
    </style:style>
    <style:style style:name="ro14" style:family="table-row">
      <style:table-row-properties style:row-height="13.44pt" fo:break-before="auto" style:use-optimal-row-height="false"/>
    </style:style>
    <style:style style:name="ro15" style:family="table-row">
      <style:table-row-properties style:row-height="28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1" style:family="table-cell" style:parent-style-name="Default" style:data-style-name="N82"/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66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7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size-complex="11pt" style:font-weight-asian="normal" style:font-weight-complex="normal"/>
    </style:style>
    <style:style style:name="T17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8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 style:font-weight-asian="bold" style:font-weight-complex="bold"/>
    </style:style>
    <style:style style:name="T2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5" table:default-cell-style-name="ce408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office:forms form:automatic-focus="false" form:apply-design-mode="false"/>
        <table:table-column table:style-name="co10" table:default-cell-style-name="ce396"/>
        <table:table-column table:style-name="co11" table:default-cell-style-name="ce541"/>
        <table:table-column table:style-name="co1" table:default-cell-style-name="ce541"/>
        <table:table-column table:style-name="co12" table:default-cell-style-name="ce547"/>
        <table:table-column table:style-name="co13" table:default-cell-style-name="ce380"/>
        <table:table-column table:style-name="co14" table:default-cell-style-name="ce494"/>
        <table:table-column table:style-name="co15" table:default-cell-style-name="ce554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408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: 2019-12-09 – 2019-12-21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30" office:value-type="string" calcext:value-type="string" table:number-columns-spanned="3" table:number-rows-spanned="1">
            <text:p>Day to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30" office:value-type="string" calcext:value-type="string" table:number-columns-spanned="3" table:number-rows-spanned="1">
            <text:p>Drip It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3">George Washington &amp; </text:span><text:span text:style-name="T4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3">Alexander Hamilton &amp; </text:span><text:span text:style-name="T4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9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3">Patrick Henry &amp; </text:span><text:span text:style-name="T4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9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3">Daenerys Stormborn &amp; </text:span><text:span text:style-name="T4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9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408"/>
        <table:table-column table:style-name="co5" table:number-columns-repeated="12" table:default-cell-style-name="Default"/>
        <table:table-column table:style-name="co26" table:default-cell-style-name="ce378"/>
        <table:table-column table:style-name="co5" table:number-columns-repeated="1007" table:default-cell-style-name="Default"/>
        <table:table-row table:style-name="ro11">
          <table:table-cell table:number-columns-repeated="5"/>
          <table:table-cell table:style-name="ce386" office:value-type="string" calcext:value-type="string">
            <text:p>Free Ebook Days: 2019-10-14 <text:span text:style-name="T12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Reminder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3.txt and </text:span>all-text_only-8.5x11-1.jpg</text:p>
          </table:table-cell>
          <table:table-cell table:number-columns-repeated="1007"/>
        </table:table-row>
        <table:table-row table:style-name="ro12">
          <table:table-cell/>
          <table:table-cell table:style-name="ce378" office:value-type="string" calcext:value-type="string">
            <text:p><text:span text:style-name="T5">Text announcement on </text:span><text:span text:style-name="T6">better together </text:span>slack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12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4.txt and all-text_only-11x</text:span>8.5-1.jpg</text:p>
          </table:table-cell>
          <table:table-cell table:number-columns-repeated="1007"/>
        </table:table-row>
        <table:table-row table:style-name="ro12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Announcement</text:p>
          </table:table-cell>
          <table:table-cell table:style-name="ce494" office:value-type="string" calcext:value-type="string">
            <text:p>Tue</text:p>
          </table:table-cell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12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12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12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 office:value-type="string" calcext:value-type="string">
            <text:p>Thu</text:p>
          </table:table-cell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490" office:value-type="string" calcext:value-type="string">
            <text:p><text:span text:style-name="T7">After debate – </text:span><text:span text:style-name="T8">one and few offs</text:span><text:span text:style-name="T9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481" office:value-type="string" calcext:value-type="string">
            <text:p><text:span text:style-name="T10">After debate – </text:span><text:span text:style-name="T11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27" table:default-cell-style-name="ce394"/>
        <table:table-column table:style-name="co28" table:default-cell-style-name="ce408"/>
        <table:table-column table:style-name="co29" table:default-cell-style-name="ce408"/>
        <table:table-column table:style-name="co20" table:default-cell-style-name="ce408"/>
        <table:table-column table:style-name="co30" table:default-cell-style-name="ce423"/>
        <table:table-column table:style-name="co31" table:default-cell-style-name="ce383"/>
        <table:table-column table:style-name="co32" table:default-cell-style-name="ce393"/>
        <table:table-column table:style-name="co33" table:default-cell-style-name="ce393"/>
        <table:table-column table:style-name="co34" table:default-cell-style-name="ce393"/>
        <table:table-column table:style-name="co35" table:default-cell-style-name="ce393"/>
        <table:table-column table:style-name="co36" table:default-cell-style-name="ce393"/>
        <table:table-column table:style-name="co35" table:default-cell-style-name="ce393"/>
        <table:table-column table:style-name="co37" table:default-cell-style-name="ce393"/>
        <table:table-column table:style-name="co38" table:default-cell-style-name="ce393"/>
        <table:table-column table:style-name="co39" table:default-cell-style-name="ce393"/>
        <table:table-column table:style-name="co40" table:default-cell-style-name="ce393"/>
        <table:table-column table:style-name="co34" table:default-cell-style-name="ce393"/>
        <table:table-column table:style-name="co32" table:default-cell-style-name="ce393"/>
        <table:table-column table:style-name="co4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11">
          <table:table-cell table:number-columns-repeated="7"/>
          <table:table-cell table:style-name="ce456" office:value-type="string" calcext:value-type="string">
            <text:p><text:span text:style-name="T18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13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4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4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9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9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9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1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9">Tom H Humanmetrics </text:span><text:span text:style-name="T15">– </text:span><text:span text:style-name="T1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9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1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9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9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1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9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9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1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10">5c-ebooks-nancy – Images are tricky – </text:span><text:span text:style-name="T11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10">6b-social_sites – </text:span><text:span text:style-name="T11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17">6c-final_note – Summary – </text:span><text:span text:style-name="T9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1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default-cell-style-name="ce408"/>
        <table:table-column table:style-name="co5" table:default-cell-style-name="ce418"/>
        <table:table-column table:style-name="co5" table:default-cell-style-name="ce142"/>
        <table:table-column table:style-name="co5" table:default-cell-style-name="ce424"/>
        <table:table-column table:style-name="co5" table:default-cell-style-name="ce383"/>
        <table:table-column table:style-name="co5" table:default-cell-style-name="ce393"/>
        <table:table-column table:style-name="co5" table:default-cell-style-name="ce456"/>
        <table:table-column table:style-name="co5" table:number-columns-repeated="5" table:default-cell-style-name="ce393"/>
        <table:table-column table:style-name="co5" table:default-cell-style-name="Default"/>
        <table:table-column table:style-name="co5" table:number-columns-repeated="6" table:default-cell-style-name="ce393"/>
        <table:table-column table:style-name="co5" table:default-cell-style-name="ce380"/>
        <table:table-row table:style-name="ro1">
          <table:table-cell table:number-columns-repeated="3"/>
          <table:table-cell table:style-name="ce428"/>
          <table:table-cell table:number-columns-repeated="2"/>
          <table:table-cell office:value-type="string" calcext:value-type="string">
            <text:p>Pairings 2020: 2020-09-11 – 2020-11-??</text:p>
          </table:table-cell>
          <table:table-cell table:number-columns-repeated="13"/>
        </table:table-row>
        <table:table-row table:style-name="ro15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471"/>
        </table:table-row>
        <table:table-row table:style-name="ro15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</table:table>
      <table:table table:name="few offs posts" table:style-name="ta1">
        <office:forms form:automatic-focus="false" form:apply-design-mode="false"/>
        <table:table-column table:style-name="co42" table:default-cell-style-name="Default"/>
        <table:table-column table:style-name="co42" table:default-cell-style-name="ce396"/>
        <table:table-column table:style-name="co43" table:default-cell-style-name="Default"/>
        <table:table-column table:style-name="co44" table:default-cell-style-name="ce408"/>
        <table:table-column table:style-name="co45" table:default-cell-style-name="Default"/>
        <table:table-column table:style-name="co5" table:default-cell-style-name="ce408"/>
        <table:table-column table:style-name="co46" table:default-cell-style-name="Default"/>
        <table:table-column table:style-name="co5" table:default-cell-style-name="Default"/>
        <table:table-column table:style-name="co47" table:default-cell-style-name="Default"/>
        <table:table-column table:style-name="co5" table:default-cell-style-name="Default"/>
        <table:table-column table:style-name="co48" table:default-cell-style-name="Default"/>
        <table:table-column table:style-name="co5" table:default-cell-style-name="Default"/>
        <table:table-column table:style-name="co49" table:default-cell-style-name="Default"/>
        <table:table-column table:style-name="co5" table:default-cell-style-name="Default"/>
        <table:table-column table:style-name="co49" table:default-cell-style-name="Default"/>
        <table:table-column table:style-name="co5" table:default-cell-style-name="Default"/>
        <table:table-column table:style-name="co49" table:default-cell-style-name="Default"/>
        <table:table-column table:style-name="co50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30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30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30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9" table:number-rows-repeated="149">
          <table:table-cell/>
          <table:table-cell table:style-name="ce531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one and few offs" table:style-name="ta1">
        <office:forms form:automatic-focus="false" form:apply-design-mode="false"/>
        <table:table-column table:style-name="co51" table:default-cell-style-name="ce408"/>
        <table:table-column table:style-name="co51" table:default-cell-style-name="ce418"/>
        <table:table-column table:style-name="co52" table:default-cell-style-name="ce145"/>
        <table:table-column table:style-name="co53" table:default-cell-style-name="ce378"/>
        <table:table-column table:style-name="co54" table:default-cell-style-name="ce408"/>
        <table:table-column table:style-name="co55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8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3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  <table:table-cell table:number-columns-repeated="1002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471"/>
          <table:table-cell table:number-columns-repeated="1002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2"/>
        </table:table-row>
        <table:table-row table:style-name="ro12">
          <table:table-cell table:number-columns-repeated="2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10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19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2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12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2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2">
          <table:table-cell table:number-columns-repeated="2"/>
          <table:table-cell table:style-name="ce337" office:value-type="string" calcext:value-type="string">
            <text:p>pairings_2020</text:p>
          </table:table-cell>
          <table:table-cell table:style-name="Default" office:value-type="string" calcext:value-type="string">
            <text:p>01-fox-dana</text:p>
          </table:table-cell>
          <table:table-cell office:value-type="string" calcext:value-type="string">
            <text:p>av-fox-dana</text:p>
          </table:table-cell>
          <table:table-cell table:number-columns-repeated="1017"/>
        </table:table-row>
        <table:table-row table:style-name="ro12">
          <table:table-cell table:number-columns-repeated="2"/>
          <table:table-cell table:style-name="ce337" office:value-type="string" calcext:value-type="string">
            <text:p>pairings_2020</text:p>
          </table:table-cell>
          <table:table-cell table:style-name="Default" office:value-type="string" calcext:value-type="string">
            <text:p>02-nancy-mitch</text:p>
          </table:table-cell>
          <table:table-cell office:value-type="string" calcext:value-type="string">
            <text:p>VPP on amazon</text:p>
          </table:table-cell>
          <table:table-cell table:number-columns-repeated="1017"/>
        </table:table-row>
        <table:table-row table:style-name="ro12">
          <table:table-cell table:number-columns-repeated="2"/>
          <table:table-cell table:style-name="ce337" office:value-type="string" calcext:value-type="string">
            <text:p>pairings_2020</text:p>
          </table:table-cell>
          <table:table-cell table:style-name="Default" office:value-type="string" calcext:value-type="string">
            <text:p>03-bob-jesus</text:p>
          </table:table-cell>
          <table:table-cell office:value-type="string" calcext:value-type="string">
            <text:p>av-personal_jesus</text:p>
          </table:table-cell>
          <table:table-cell table:number-columns-repeated="1017"/>
        </table:table-row>
        <table:table-row table:style-name="ro12">
          <table:table-cell table:number-columns-repeated="2"/>
          <table:table-cell table:style-name="ce337" office:value-type="string" calcext:value-type="string">
            <text:p>pairings_2020</text:p>
          </table:table-cell>
          <table:table-cell table:style-name="Default" office:value-type="string" calcext:value-type="string">
            <text:p>04-bernie-elizabeth</text:p>
          </table:table-cell>
          <table:table-cell office:value-type="string" calcext:value-type="string">
            <text:p>VPP on amazon</text:p>
          </table:table-cell>
          <table:table-cell table:number-columns-repeated="1017"/>
        </table:table-row>
        <table:table-row table:style-name="ro12">
          <table:table-cell table:number-columns-repeated="2"/>
          <table:table-cell table:style-name="ce337" office:value-type="string" calcext:value-type="string">
            <text:p>pairings_2020</text:p>
          </table:table-cell>
          <table:table-cell table:style-name="Default" office:value-type="string" calcext:value-type="string">
            <text:p>05-luke-r2d2</text:p>
          </table:table-cell>
          <table:table-cell table:number-columns-repeated="1018"/>
        </table:table-row>
        <table:table-row table:style-name="ro12">
          <table:table-cell table:number-columns-repeated="2"/>
          <table:table-cell table:style-name="ce337" office:value-type="string" calcext:value-type="string">
            <text:p>pairings_2020</text:p>
          </table:table-cell>
          <table:table-cell table:style-name="Default" office:value-type="string" calcext:value-type="string">
            <text:p>06-eleanor-franklin</text:p>
          </table:table-cell>
          <table:table-cell table:style-name="Default"/>
          <table:table-cell table:number-columns-repeated="1017"/>
        </table:table-row>
        <table:table-row table:style-name="ro12">
          <table:table-cell table:number-columns-repeated="2"/>
          <table:table-cell table:style-name="ce337" office:value-type="string" calcext:value-type="string">
            <text:p>pairings_2020</text:p>
          </table:table-cell>
          <table:table-cell table:style-name="Default" office:value-type="string" calcext:value-type="string">
            <text:p>07-norm-carla</text:p>
          </table:table-cell>
          <table:table-cell table:number-columns-repeated="1018"/>
        </table:table-row>
        <table:table-row table:style-name="ro12">
          <table:table-cell table:number-columns-repeated="2"/>
          <table:table-cell table:style-name="ce337" office:value-type="string" calcext:value-type="string">
            <text:p>pairings_2020</text:p>
          </table:table-cell>
          <table:table-cell table:style-name="Default" office:value-type="string" calcext:value-type="string">
            <text:p>08-nikki-donjr</text:p>
          </table:table-cell>
          <table:table-cell office:value-type="string" calcext:value-type="string">
            <text:p>avs-nikki-donjr</text:p>
          </table:table-cell>
          <table:table-cell table:number-columns-repeated="1017"/>
        </table:table-row>
        <table:table-row table:style-name="ro12">
          <table:table-cell table:number-columns-repeated="2"/>
          <table:table-cell table:style-name="ce337" office:value-type="string" calcext:value-type="string">
            <text:p>pairings_2020</text:p>
          </table:table-cell>
          <table:table-cell table:style-name="Default" office:value-type="string" calcext:value-type="string">
            <text:p>09-sam-diane</text:p>
          </table:table-cell>
          <table:table-cell table:number-columns-repeated="1018"/>
        </table:table-row>
        <table:table-row table:style-name="ro12">
          <table:table-cell table:number-columns-repeated="2"/>
          <table:table-cell table:style-name="ce337" office:value-type="string" calcext:value-type="string">
            <text:p>pairings_2020</text:p>
          </table:table-cell>
          <table:table-cell table:style-name="Default" office:value-type="string" calcext:value-type="string">
            <text:p>10-xxx-yyy</text:p>
          </table:table-cell>
          <table:table-cell table:number-columns-repeated="1018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2"/>
          <table:table-cell office:value-type="string" calcext:value-type="string">
            <text:p>TBD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2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2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4851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build_a_team" table:style-name="ta1">
        <office:forms form:automatic-focus="false" form:apply-design-mode="false"/>
        <table:table-column table:style-name="co62" table:default-cell-style-name="ce383"/>
        <table:table-column table:style-name="co63" table:default-cell-style-name="ce372"/>
        <table:table-column table:style-name="co64" table:default-cell-style-name="Default"/>
        <table:table-column table:style-name="co43" table:default-cell-style-name="ce393"/>
        <table:table-column table:style-name="co5" table:number-columns-repeated="10" table:default-cell-style-name="ce393"/>
        <table:table-column table:style-name="co65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30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23">¹</text:span>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20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9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2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2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9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20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9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2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2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9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20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2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2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20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9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2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2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21">Patrick Henry</text:span><text:span text:style-name="T22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23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23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office:forms form:automatic-focus="false" form:apply-design-mode="false"/>
        <table:table-column table:style-name="co51" table:default-cell-style-name="ce396"/>
        <table:table-column table:style-name="co66" table:default-cell-style-name="Default"/>
        <table:table-column table:style-name="co5" table:default-cell-style-name="ce408"/>
        <table:table-column table:style-name="co33" table:default-cell-style-name="Default"/>
        <table:table-column table:style-name="co67" table:default-cell-style-name="Default"/>
        <table:table-column table:style-name="co5" table:number-columns-repeated="13" table:default-cell-style-name="Default"/>
        <table:table-column table:style-name="co68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30" table:number-columns-repeated="12"/>
          <table:table-cell table:style-name="ce472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office:forms form:automatic-focus="false" form:apply-design-mode="false"/>
        <table:table-column table:style-name="co63" table:default-cell-style-name="ce394"/>
        <table:table-column table:style-name="co69" table:default-cell-style-name="ce423"/>
        <table:table-column table:style-name="co43" table:default-cell-style-name="ce393"/>
        <table:table-column table:style-name="co5" table:number-columns-repeated="10" table:default-cell-style-name="ce393"/>
        <table:table-column table:style-name="co70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30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3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office:forms form:automatic-focus="false" form:apply-design-mode="false"/>
        <table:table-column table:style-name="co35" table:default-cell-style-name="ce377"/>
        <table:table-column table:style-name="co71" table:default-cell-style-name="Default"/>
        <table:table-column table:style-name="co72" table:default-cell-style-name="ce408"/>
        <table:table-column table:style-name="co5" table:number-columns-repeated="4" table:default-cell-style-name="ce408"/>
        <table:table-column table:style-name="co73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 style:data-style-name="N2" text:time-value="09:02:44.481883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9-04T11:05:44.788957470</dc:date>
    <meta:editing-duration>P117DT5H18M30S</meta:editing-duration>
    <meta:editing-cycles>1428</meta:editing-cycles>
    <meta:document-statistic meta:table-count="12" meta:cell-count="3011" meta:object-count="0"/>
  </office:meta>
</office:document-meta>
</file>